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3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 style:data-style-name="N61">
      <style:table-cell-properties fo:border="0.74pt solid #000000"/>
    </style:style>
    <style:style style:name="ce67" style:family="table-cell" style:parent-style-name="Default">
      <style:table-cell-properties fo:border-bottom="0.74pt solid #000000" fo:border-left="none" fo:border-right="none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3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34" table:formula="of:=SUM([.G6:.G10])" office:value-type="time" office:time-value="PT11H00M00S" calcext:value-type="time" table:number-columns-spanned="3" table:number-rows-spanned="2">
            <text:p>11:00:00</text:p>
          </table:table-cell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3" calcext:value-type="date" table:number-columns-spanned="2" table:number-rows-spanned="1">
            <text:p>13/11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1]-[.C11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4" calcext:value-type="date" table:number-columns-spanned="2" table:number-rows-spanned="1">
            <text:p>14/11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2]-[.C12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6" calcext:value-type="date" table:number-columns-spanned="2" table:number-rows-spanned="1">
            <text:p>16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3]-[.C1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7" calcext:value-type="date" table:number-columns-spanned="2" table:number-rows-spanned="1">
            <text:p>17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4]-[.C14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2" calcext:value-type="date" table:number-columns-spanned="2" table:number-rows-spanned="1">
            <text:p>22/11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5]-[.C15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3" calcext:value-type="date" table:number-columns-spanned="2" table:number-rows-spanned="1">
            <text:p>23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6]-[.C1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4" calcext:value-type="date" table:number-columns-spanned="2" table:number-rows-spanned="1">
            <text:p>24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7]-[.C1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1" calcext:value-type="date" table:number-columns-spanned="2" table:number-rows-spanned="1">
            <text:p>01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8]-[.C1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9]-[.C1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0]-[.C2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1]-[.C2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2]-[.C2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3]-[.C2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4]-[.C2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5]-[.C2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6]-[.C2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7]-[.C2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8]-[.C2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6:05:37.6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12-01T16:09:42.557000000</dc:date>
    <meta:editing-duration>PT1H6M27S</meta:editing-duration>
    <meta:editing-cycles>8</meta:editing-cycles>
    <meta:generator>LibreOffice/7.6.1.2$Windows_X86_64 LibreOffice_project/f5defcebd022c5bc36bbb79be232cb6926d8f674</meta:generator>
    <meta:document-statistic meta:table-count="1" meta:cell-count="118" meta:object-count="0"/>
  </office:meta>
</office:document-meta>
</file>